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83a" officeooo:paragraph-rsid="000ff83a"/>
    </style:style>
    <style:style style:name="P2" style:family="paragraph" style:parent-style-name="Standard">
      <style:text-properties style:text-line-through-style="none" style:text-line-through-type="none" officeooo:rsid="000e13b4" officeooo:paragraph-rsid="000c53f6"/>
    </style:style>
    <style:style style:name="P3" style:family="paragraph" style:parent-style-name="Standard">
      <style:text-properties style:text-line-through-style="none" style:text-line-through-type="none" officeooo:rsid="000e13b4" officeooo:paragraph-rsid="0010c246"/>
    </style:style>
    <style:style style:name="P4" style:family="paragraph" style:parent-style-name="Standard">
      <style:text-properties style:text-line-through-style="none" style:text-line-through-type="none" fo:font-size="16pt" officeooo:rsid="000e13b4" officeooo:paragraph-rsid="000bb73b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officeooo:rsid="000bb73b" officeooo:paragraph-rsid="000bb73b"/>
    </style:style>
    <style:style style:name="P6" style:family="paragraph" style:parent-style-name="Standard">
      <style:paragraph-properties fo:line-height="115%"/>
      <style:text-properties fo:font-size="16pt" officeooo:rsid="000bb73b" officeooo:paragraph-rsid="000bb73b" style:font-size-asian="16pt" style:font-size-complex="16pt"/>
    </style:style>
    <style:style style:name="P7" style:family="paragraph" style:parent-style-name="Standard">
      <style:text-properties fo:font-size="16pt" officeooo:rsid="000ff83a" officeooo:paragraph-rsid="000ff83a" style:font-size-asian="16pt" style:font-size-complex="16pt"/>
    </style:style>
    <style:style style:name="P8" style:family="paragraph" style:parent-style-name="Standard">
      <style:paragraph-properties fo:line-height="115%"/>
      <style:text-properties fo:font-size="16pt" officeooo:rsid="000ff83a" officeooo:paragraph-rsid="000ff83a" style:font-size-asian="16pt" style:font-size-complex="16pt"/>
    </style:style>
    <style:style style:name="P9" style:family="paragraph" style:parent-style-name="Standard">
      <style:paragraph-properties fo:line-height="115%"/>
      <style:text-properties fo:font-size="16pt" officeooo:rsid="000c53f6" officeooo:paragraph-rsid="0010c246" style:font-size-asian="16pt" style:font-size-complex="16pt"/>
    </style:style>
    <style:style style:name="P10" style:family="paragraph" style:parent-style-name="Standard">
      <style:paragraph-properties fo:line-height="115%"/>
      <style:text-properties fo:font-size="16pt" officeooo:rsid="0010c246" officeooo:paragraph-rsid="0010c246" style:font-size-asian="16pt" style:font-size-complex="16pt"/>
    </style:style>
    <style:style style:name="P11" style:family="paragraph" style:parent-style-name="Standard">
      <style:text-properties fo:font-size="16pt" officeooo:rsid="0013026e" officeooo:paragraph-rsid="0013026e" style:font-size-asian="16pt" style:font-size-complex="16pt"/>
    </style:style>
    <style:style style:name="P12" style:family="paragraph" style:parent-style-name="Standard">
      <style:paragraph-properties fo:line-height="115%"/>
      <style:text-properties fo:font-size="24pt" style:text-underline-style="solid" style:text-underline-width="auto" style:text-underline-color="font-color" officeooo:rsid="000bb73b" officeooo:paragraph-rsid="0010c246" style:font-size-asian="24pt" style:font-size-complex="24pt"/>
    </style:style>
    <style:style style:name="P13" style:family="paragraph" style:parent-style-name="Standard">
      <style:paragraph-properties fo:line-height="115%"/>
      <style:text-properties fo:font-size="24pt" style:text-underline-style="solid" style:text-underline-width="auto" style:text-underline-color="font-color" officeooo:rsid="000bb73b" officeooo:paragraph-rsid="000bb73b" style:font-size-asian="24pt" style:font-size-complex="24pt"/>
    </style:style>
    <style:style style:name="P14" style:family="paragraph" style:parent-style-name="Standard">
      <style:paragraph-properties fo:line-height="115%"/>
      <style:text-properties fo:font-size="24pt" style:text-underline-style="solid" style:text-underline-width="auto" style:text-underline-color="font-color" officeooo:rsid="000ff83a" officeooo:paragraph-rsid="000ff83a" style:font-size-asian="24pt" style:font-size-complex="24pt"/>
    </style:style>
    <style:style style:name="T1" style:family="text">
      <style:text-properties officeooo:rsid="000c53f6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e13b4"/>
    </style:style>
    <style:style style:name="T4" style:family="text">
      <style:text-properties style:text-line-through-style="none" style:text-line-through-type="none" officeooo:rsid="0013026e"/>
    </style:style>
    <style:style style:name="T5" style:family="text">
      <style:text-properties officeooo:rsid="000ff83a"/>
    </style:style>
    <style:style style:name="T6" style:family="text">
      <style:text-properties officeooo:rsid="00111109"/>
    </style:style>
    <style:style style:name="T7" style:family="text">
      <style:text-properties officeooo:rsid="0012ae30"/>
    </style:style>
    <style:style style:name="T8" style:family="text">
      <style:text-properties officeooo:rsid="0013026e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officeooo:rsid="0012ae30" style:font-size-asian="32pt" style:font-size-complex="32pt"/>
    </style:style>
    <style:style style:name="T11" style:family="text">
      <style:text-properties officeooo:rsid="001307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Buzz Wor</text:span><text:span text:style-name="T10">d</text:span></text:p>
      <text:p text:style-name="P13">#ENTREPRENEUR</text:p>
      <text:p text:style-name="P6">- <text:span text:style-name="T1">Notre projet ce veut être un réel atout pour tous les entrepreneurs, pour que ceux-ci puissent </text:span><text:span text:style-name="T8">s</text:span><text:span text:style-name="T1">e concentrer à 100% sur leur activité. </text:span><text:span text:style-name="T5">Kement</text:span><text:span text:style-name="T1"> facilite toute leur gestion de trésorerie ennuyeuse et qui, mal réalis</text:span><text:span text:style-name="T6">é</text:span><text:span text:style-name="T1">, </text:span><text:span text:style-name="T6">peut</text:span><text:span text:style-name="T1"> faire couler un entrepreneur </text:span><text:span text:style-name="T6">et une idée géniale</text:span><text:span text:style-name="T1">.</text:span></text:p>
      <text:p text:style-name="P8">Kement, c’est un projet pour les entrepreneurs.</text:p>
      <text:p text:style-name="P4"/>
      <text:p text:style-name="P2"/>
      <text:p text:style-name="P14"><text:span text:style-name="T3">#</text:span><text:span text:style-name="T2">INNOVATION</text:span></text:p>
      <text:p text:style-name="P7">Kement est une solution innovante dans le sens <text:span text:style-name="T6">ou celle-ci regroupe touts</text:span></text:p>
      <text:p text:style-name="P11"><text:span text:style-name="T11">les </text:span>essentielles pour la gestion de trésorerie, comme le prévisio<text:span text:style-name="T11">n</text:span>nel, mais <text:span text:style-name="T11">Ke</text:span>ment ajoute un comparateur de prix intégré innovant permettant de réaliser des économies.</text:p>
      <text:p text:style-name="P11">Kement est aussi innovant dans le sens o<text:span text:style-name="T11">ù</text:span> il permet aux autres entrepreneurs de pouvoir innover plus simplement.</text:p>
      <text:p text:style-name="P11"/>
      <text:p text:style-name="P1"/>
      <text:p text:style-name="P12">#BIGDATA - #AI</text:p>
      <text:p text:style-name="P9"><text:span text:style-name="T2">La plus grande plus-value de notre projet est le comparateur de prix intégr</text:span><text:span text:style-name="T4">é</text:span><text:span text:style-name="T2">. Pour fonctionner, celui-ci </text:span><text:span text:style-name="T4">à besoin</text:span><text:span text:style-name="T2"> </text:span><text:span text:style-name="T4">d’</text:span><text:span text:style-name="T3">une </text:span><text:span text:style-name="T4">grande</text:span><text:span text:style-name="T3"> base de données mise à jour régulièrement. Cette base de données, couplé</text:span><text:span text:style-name="T4">e</text:span><text:span text:style-name="T3"> à </text:span><text:span text:style-name="T4">l</text:span><text:span text:style-name="T3">’intelligence artificielle, permettra de trouver les meilleurs prix pour chaque dépenses de l’entreprise, mais aussi d’anticiper une futur</text:span><text:span text:style-name="T4">e</text:span><text:span text:style-name="T3"> augmentation/baisse de prix et ainsi aider l’entrepreneur à mieux s’y préparer.</text:span></text:p>
      <text:p text:style-name="P3"/>
      <text:p text:style-name="P3"/>
      <text:p text:style-name="P10"><text:span text:style-name="T3">L</text:span><text:span text:style-name="T2">e verrou technologique est là : créer une IA capable d’anticiper les variations de prix en fonctions de paramètres globa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02:14:13.457087195</meta:creation-date>
    <meta:editing-duration>PT34S</meta:editing-duration>
    <meta:editing-cycles>3</meta:editing-cycles>
    <meta:generator>LibreOffice/7.3.6.2$Linux_X86_64 LibreOffice_project/30$Build-2</meta:generator>
    <dc:date>2022-11-02T02:45:50.366384849</dc:date>
    <meta:document-statistic meta:table-count="0" meta:image-count="0" meta:object-count="0" meta:page-count="1" meta:paragraph-count="11" meta:word-count="195" meta:character-count="1264" meta:non-whitespace-character-count="1080"/>
  </office:meta>
</office:document-meta>
</file>